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0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0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0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42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5" style:family="table-cell" style:parent-style-name="Default" style:data-style-name="N0">
      <style:table-cell-properties fo:background-color="transparent" fo:border="0.06pt solid #000000"/>
    </style:style>
    <style:style style:name="ce146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3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4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7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0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1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5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2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29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3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4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37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38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39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3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4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5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46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47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48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color="#ff0000"/>
    </style:style>
    <style:style style:name="T51" style:family="text">
      <style:text-properties fo:color="#ff0000"/>
    </style:style>
    <style:style style:name="T52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4" style:family="text">
      <style:text-properties fo:color="#ffff00"/>
    </style:style>
    <style:style style:name="T55" style:family="text">
      <style:text-properties fo:color="#ff8000"/>
    </style:style>
    <style:style style:name="T5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5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5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0" style:family="text">
      <style:text-properties fo:color="#ffff38"/>
    </style:style>
    <style:style style:name="T61" style:family="text">
      <style:text-properties fo:color="#ffff38" fo:font-weight="bold" style:font-weight-asian="bold" style:font-weight-complex="bold"/>
    </style:style>
    <style:style style:name="T6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weight-asian="normal" style:font-weight-complex="normal" fo:color="#ffff00"/>
    </style:style>
    <style:style style:name="T68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69" style:family="text">
      <style:text-properties fo:color="#ffff00" style:font-name="Mono1"/>
    </style:style>
    <style:style style:name="T7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4" style:family="text">
      <style:text-properties fo:color="#ffff00" fo:font-weight="normal" style:font-weight-asian="normal" style:font-weight-complex="normal"/>
    </style:style>
    <style:style style:name="T7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7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79" style:family="text">
      <style:text-properties fo:color="#ffff00" fo:font-weight="bold" style:font-weight-asian="bold" style:font-weight-complex="bold"/>
    </style:style>
    <style:style style:name="T80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3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4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5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8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8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0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9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9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2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3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4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5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06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0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0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0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processo unificado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sistema gerenciador de banco de dados (SGBD): MySQL, PostgreSQ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1"> (</text:span><text:span text:style-name="T12">listas</text:span><text:span text:style-name="T13">: fila, pilha, lista encadeada circular – </text:span><text:span text:style-name="T12">árvore</text:span><text:span text:style-name="T13">, </text:span><text:span text:style-name="T12">hashtables</text:span><text:span text:style-name="T13">, </text:span><text:span text:style-name="T12">grafos</text:span><text:span text:style-name="T13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4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5">Condicionais</text:span><text:span text:style-name="T16">(também chamadas de Estruturas de Seleção IF ELSE, SWITCH CASE) e de </text:span><text:span text:style-name="T17">Repetição</text:span><text:span text:style-name="T16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1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8">Modularização </text:span><text:span text:style-name="T19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1"> (o ideal é um sistema com</text:span><text:span text:style-name="T12"> Alta Coesão </text:span><text:span text:style-name="T13">e </text:span><text:span text:style-name="T20">Fraco Acoplamento</text:span><text:span text:style-name="T21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2">void</text:span><text:span text:style-name="T23"> / </text:span><text:span text:style-name="T22">return</text:span><text:span text:style-name="T23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1"> (aponta para o endereço de memória ‘&amp;’)</text:span><text:span text:style-name="T24"> e Chamadas por </text:span>valor <text:span text:style-name="T14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tratamento de exceção</text:span><text:span text:style-name="T26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7">Noções sobre metodologias de análise, projeto e desenvolvimento de sistemas</text:span><text:span text:style-name="T24"> </text:span><text:span text:style-name="T26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7">Modelagem UML</text:span><text:span text:style-name="T24"> </text:span><text:span text:style-name="T26">(diagramas </text:span><text:span text:style-name="T28">estruturais</text:span><text:span text:style-name="T29"> e </text:span><text:span text:style-name="T28">comportamentais</text:span><text:span text:style-name="T29">)</text:span><text:span text:style-name="T30"> </text:span><text:span text:style-name="T31">e E-R</text:span><text:span text:style-name="T32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Modelagem de Dados <text:span text:style-name="T25">(</text:span><text:span text:style-name="T26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7">Modelo entidade relacionamento</text:span><text:span text:style-name="T26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3">Tabelas</text:span><text:span text:style-name="T34">, [Entidade, atributo e relacionamento], </text:span><text:span text:style-name="T33">chaves primárias </text:span><text:span text:style-name="T34">e </text:span><text:span text:style-name="T33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35">Mapeamento E-R para relacional </text:span><text:span text:style-name="T36">[</text:span><text:span text:style-name="T37">Entidade</text:span><text:span text:style-name="T38"> </text:span><text:span text:style-name="T39">→</text:span><text:span text:style-name="T38"> </text:span><text:span text:style-name="T40">Tabela] [</text:span><text:span text:style-name="T37">Atributos</text:span><text:span text:style-name="T38"> </text:span><text:span text:style-name="T39">→</text:span><text:span text:style-name="T38"> </text:span><text:span text:style-name="T40">Colunas/campos] [</text:span><text:span text:style-name="T37">Relacionamento</text:span><text:span text:style-name="T41"> </text:span><text:span text:style-name="T39">→ </text:span><text:span text:style-name="T41">Cardinalidade] [Instância</text:span><text:span text:style-name="T37"> </text:span><text:span text:style-name="T42">→</text:span><text:span text:style-name="T38"> </text:span><text:span text:style-name="T40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Sistemas Gerenciadores de Banco de Dados: tabelas, visões <text:span text:style-name="T43">(selects armazenados na memória cache)</text:span>, índices<text:span text:style-name="T43"> (resumo de grandes tabelas)</text:span>, sequências <text:span text:style-name="T43">(criam um valor para uma chave primária)</text:span>, sinônimos <text:span text:style-name="T43">(referencia outro esquema de um BD distribuído)</text:span>, restrições <text:span text:style-name="T43">(regras para garantir a integridade)</text:span>, dicionário de dados<text:span text:style-name="T43"> (documento de metadados sobre a estrutura do BD)</text:span><text:span text:style-name="T24">, restrições de integridade </text:span><text:span text:style-name="T26">(domínio, referencial, vazio, chave ou definida pelo usuário)</text:span>, constraints<text:span text:style-name="T43">(de </text:span><text:span text:style-name="T44">TIPOS, NOT NULL, UNIQUE, PK, FK, DEFAULT, CHECK</text:span><text:span text:style-name="T45">)</text:span>, tipos de dados <text:span text:style-name="T43">(</text:span><text:span text:style-name="T44">int</text:span><text:span text:style-name="T45">, </text:span><text:span text:style-name="T44">char</text:span><text:span text:style-name="T45">, </text:span><text:span text:style-name="T44">varchar</text:span><text:span text:style-name="T45">, </text:span><text:span text:style-name="T44">float</text:span><text:span text:style-name="T45">, </text:span><text:span text:style-name="T46">date</text:span><text:span text:style-name="T47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04"/>
        <table:table-column table:style-name="co8" table:default-cell-style-name="Default"/>
        <table:table-column table:style-name="co9" table:default-cell-style-name="ce121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6" office:value-type="string" calcext:value-type="string">
            <text:p>Matéria</text:p>
          </table:table-cell>
          <table:table-cell table:style-name="ce105" office:value-type="string" calcext:value-type="string">
            <text:p>Conteúdo</text:p>
          </table:table-cell>
          <table:table-cell table:style-name="ce115" office:value-type="string" calcext:value-type="string">
            <text:p>ESTUDO</text:p>
          </table:table-cell>
          <table:table-cell table:style-name="ce122" office:value-type="string" calcext:value-type="string">
            <text:p>REVISÃO</text:p>
          </table:table-cell>
          <table:table-cell table:style-name="ce105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06" office:value-type="string" calcext:value-type="string">
            <text:p>1 Leitura e interpretação de <text:span text:style-name="T49">diversos</text:span><text:span text:style-name="T50"> tipos de textos</text:span><text:span text:style-name="T51"> </text:span>(literários e não literários)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2 Sinônimos e antônimos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<text:span text:style-name="T52">3 Sentido próprio e figurado das palavras</text:span><text:span text:style-name="T53"> (conotativo ou </text:span><text:span text:style-name="T51">denotativ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4 Pontuação <text:span text:style-name="T51">(Quando usar e não usar a vírgul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5 Classes de palavras.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7" office:value-type="string" calcext:value-type="string">
            <text:p>6 Concordância nominal e verbal.<text:span text:style-name="T51"> (flexão de gênero, número e/ou pesso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<text:span text:style-name="T52">7 Regências nominal  e verbal. </text:span><text:span text:style-name="T53">(uso de preposições / </text:span><text:span text:style-name="T51">VTD ou VTI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8  Colocação pronominal<text:span text:style-name="T51"> (próclise, ênclise e mesóclise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7" office:value-type="string" calcext:value-type="string">
            <text:p>9 Crase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08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Representações fracionária ou decimal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Mínimo múltiplo comum (MM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Máximo divisor comum (MD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Porcentagem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Razão e proporção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Regra de três simples ou composta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Sistema de equações do 1º grau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Equações do 2º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Grandezas e medidas – quantidade, tempo, comprimento, superfície, capacidade e massa <text:span text:style-name="T54">1m3 = 1000litro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Relação entre grandezas – tabela ou gráfico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99"/>
          <table:table-cell table:style-name="ce108" office:value-type="string" calcext:value-type="string">
            <text:p>Tratamento da informação – média aritmética simp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08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 table:number-columns-spanned="1" table:number-rows-spanned="2">
            <text:p><text:span text:style-name="T48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26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26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09" office:value-type="string" calcext:value-type="string">
            <text:p>Estruturas lógicas<text:span text:style-name="T54"> </text:span><text:span text:style-name="T55">(tabela do sim ou nã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09" office:value-type="string" calcext:value-type="string">
            <text:p>lógicas de argumentação<text:span text:style-name="T55"> equivalência(=): p→q = q ou ~p = ~q → ~p          negativa(~): p e ~q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09" office:value-type="string" calcext:value-type="string">
            <text:p>Diagramas lógicos <text:span text:style-name="T55">Diagrama de Venn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09" office:value-type="string" calcext:value-type="string">
            <text:p>Sequências <text:span text:style-name="T55">investigue a soma das diferença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6">Algoritmos e estruturas de dados e objetos</text:span><text:span text:style-name="T57"> (</text:span><text:span text:style-name="T58">listas</text:span><text:span text:style-name="T59">: fila, </text:span><text:span text:style-name="T57">pilha, lista encadeada circular – </text:span><text:span text:style-name="T58">árvore</text:span><text:span text:style-name="T57">, </text:span><text:span text:style-name="T58">hashtables</text:span><text:span text:style-name="T57">, </text:span><text:span text:style-name="T58">grafos</text:span><text:span text:style-name="T59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Tipos de dados: elementares e estruturados<text:span text:style-name="T60"> (int, float, char, boolean – string, objeto, música, imagen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Estruturas de controle de fluxo: <text:span text:style-name="T61">Condicionais</text:span><text:span text:style-name="T60">(também chamadas de Estruturas de Seleção IF ELSE, SWITCH CASE) e de </text:span><text:span text:style-name="T61">Repetição</text:span><text:span text:style-name="T60">(WHILE, DO-WHILE, FOR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<text:span text:style-name="T62">Programação estruturada</text:span><text:span text:style-name="T63"> (</text:span><text:span text:style-name="T64">Sequencial, Condicionais e Iterações) + </text:span><text:span text:style-name="T65">(funções e procedimentos: criados para organização, compreensão, manutenção, reus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66">Modularização </text:span><text:span text:style-name="T67">(D</text:span><text:span text:style-name="T68">ividir o sistema em partes [classes, funções]. Facilita a detecção de erros, manutenção e reutilização do códig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6">Acoplamento entre módulos e coesão de módulos</text:span><text:span text:style-name="T57"> (o ideal é um sistema com</text:span><text:span text:style-name="T58"> Alta Coesão </text:span><text:span text:style-name="T59">e </text:span><text:span text:style-name="T61">Fraco Acoplamento</text:span><text:span text:style-name="T60"> para ter boa manutenibilidade)</text:span></text:p>
          </table:table-cell>
          <table:table-cell table:style-name="ce117" office:value-type="string" calcext:value-type="string">
            <text:p>OK</text:p>
          </table:table-cell>
          <table:table-cell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rocedimentos e sub-rotinas <text:span text:style-name="T54"> (palavras-chave: </text:span><text:span text:style-name="T69">void</text:span><text:span text:style-name="T54"> / </text:span><text:span text:style-name="T69">return</text:span><text:span text:style-name="T54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2">Chamadas por referência</text:span><text:span text:style-name="T70"> (aponta para o endereço de memória ‘&amp;’)</text:span><text:span text:style-name="T71"> e Chamadas por </text:span>valor <text:span text:style-name="T60">(só copia o dado para o parâmetr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Programação por eventos<text:span text:style-name="T54"> (disparo de ações na mudança de estado, envio de mensagens ao manipular interfaces gráfica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<text:span text:style-name="T72">Programação orientada a objetos, classes, objetos, métodos, mensagens, herança, polimorfismo, sobrecarga,</text:span> interfaces e pacotes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<text:span text:style-name="T72">tratamento de exceção</text:span><text:span text:style-name="T73"> (throw, try catch, finally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HT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X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Javascript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HP <text:span text:style-name="T54">(linguagem interpretada [não-compilada], dinâmica pois não exige declarar a variável antes de usá-la, e fracamente tipada: não exige declarar o tipo)</text:span>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DHTML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C#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JSP (Java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Servlets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SP.Net (Active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rquiteturas de componentes: Microsoft COM, .Net, J2EE.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L/SQL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AJAX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SS </text:p>
          </table:table-cell>
          <table:table-cell table:style-name="ce117" office:value-type="string" calcext:value-type="string">
            <text:p>OK</text:p>
          </table:table-cell>
          <table:table-cell table:style-name="ce124"/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Programação Web: conceitos fundamentais, persistência<text:span text:style-name="T74">(WebStorage)</text:span>, camadas<text:span text:style-name="T54">(MVC)</text:span> e design patterns<text:span text:style-name="T54">(GoF: Cretional, Structural e Behavioral)</text:span>.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Web services usando REST<text:span text:style-name="T54">(design pattern/JSON)</text:span>, SOAP<text:span text:style-name="T54">(protocolo/XML)</text:span> e WebApi<text:span text:style-name="T54">(cliente/servidor)</text:span>: ModelagemUML e E-R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<text:span text:style-name="T72">Noções sobre metodologias de análise, projeto e desenvolvimento de sistemas </text:span><text:span text:style-name="T73">(Agile/Scrum/XP)</text:span>, tecnologias web, frameworks de desenvolvimento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72">Modelagem UML </text:span><text:span text:style-name="T73">(diagramas </text:span><text:span text:style-name="T75">estruturais</text:span><text:span text:style-name="T76"> e </text:span><text:span text:style-name="T75">comportamentais</text:span><text:span text:style-name="T76">)</text:span><text:span text:style-name="T77"> e E-R</text:span><text:span text:style-name="T78"> (entidade forte ou fraca, cardinalidade dos relacionamentos)</text:span></text:p>
          </table:table-cell>
          <table:table-cell table:style-name="ce117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Banco de Dados: Conceitos de BD <text:span text:style-name="T54">(hierárquico, rede, relacional e OO)</text:span> e de SGBD, arquitetura de SGBD, Funções básicas de SGBD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2">Modelagem de Dados </text:span><text:span text:style-name="T71"> (</text:span><text:span text:style-name="T73">tipos de modelos: </text:span>Modelo Conceitual<text:span text:style-name="T54">(DER)</text:span>, Modelo Lógico<text:span text:style-name="T54">(ficha da entidade)</text:span>, Modelo Físico<text:span text:style-name="T54">(identificação com tipos e restrições)</text:span>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72">Modelo entidade relacionamento</text:span><text:span text:style-name="T73"> (MER e sua representação gráfica: DER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Modelo relacional <text:span text:style-name="T54">(dados representados em </text:span><text:span text:style-name="T79">Tabelas</text:span><text:span text:style-name="T74">, [Entidade, atributo e relacionamento], </text:span><text:span text:style-name="T79">chaves primárias </text:span><text:span text:style-name="T74">e </text:span><text:span text:style-name="T79">estrangeiras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Restrições de integridade<text:span text:style-name="T54"> (Domínio, Referencial, Vazio, Chave ou Definida pelo Usuário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Normalização e dependência funcional <text:span text:style-name="T54">(reduzir a redundância de dados para aumentar a integridade e desempenho, 1ª forma normal exige atomicidade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2" office:value-type="string" calcext:value-type="string">
            <text:p><text:span text:style-name="T80">Mapeamento E-R para relacional  </text:span><text:span text:style-name="T81">[</text:span><text:span text:style-name="T82">Entidade</text:span><text:span text:style-name="T83"> </text:span><text:span text:style-name="T84">→</text:span><text:span text:style-name="T83"> </text:span><text:span text:style-name="T85">Tabela]    [</text:span><text:span text:style-name="T82">Atributos</text:span><text:span text:style-name="T83"> </text:span><text:span text:style-name="T84">→</text:span><text:span text:style-name="T83"> </text:span><text:span text:style-name="T85">Colunas/campos]    [</text:span><text:span text:style-name="T82">Relacionamento</text:span><text:span text:style-name="T86"> </text:span><text:span text:style-name="T84">→ </text:span><text:span text:style-name="T86">Cardinalidade]</text:span><text:span text:style-name="T87">   </text:span><text:span text:style-name="T88"> </text:span><text:span text:style-name="T89">[Instância</text:span><text:span text:style-name="T90"> </text:span><text:span text:style-name="T91">→</text:span><text:span text:style-name="T92"> </text:span><text:span text:style-name="T93">Linhas/registros/tuplas]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3" office:value-type="string" calcext:value-type="string">
            <text:p>Álgebra relacional.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3" office:value-type="string" calcext:value-type="string">
            <text:p>Cálculo relacional </text:p>
          </table:table-cell>
          <table:table-cell table:style-name="ce119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3"/>
          <table:table-cell table:style-name="ce110" office:value-type="string" calcext:value-type="string">
            <text:p>Linguagem SQL: Linguagem de definição de dados (DDL), Linguagem de manipulação de dados (DML)</text:p>
          </table:table-cell>
          <table:table-cell table:style-name="ce120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onceito de transação<text:span text:style-name="T54"> (executada como tarefa única, seguindo os princípios do ACID; cláusulas Commit, Rollback, begin-end transaction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Procedimentos armazenados ("Stored Procedures")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style-name="ce103"/>
          <table:table-cell table:style-name="ce113" office:value-type="string" calcext:value-type="string">
            <text:p>Gatilhos ("Triggers") <text:span text:style-name="T54">(stored procedure disparado por evento DML)</text:span>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2">
          <table:table-cell table:style-name="ce103"/>
          <table:table-cell table:style-name="ce110" office:value-type="string" calcext:value-type="string">
            <text:p><text:span text:style-name="T52">Sistemas Gerenciadores de Banco de Dados: tabelas, visões </text:span><text:span text:style-name="T73">(selects armazenados na memória cache)</text:span><text:span text:style-name="T52">, índices</text:span><text:span text:style-name="T73"> (resumo de grandes tabelas)</text:span><text:span text:style-name="T52">, sequências </text:span><text:span text:style-name="T73">(criam um valor para uma chave primária)</text:span><text:span text:style-name="T52">, sinônimos </text:span><text:span text:style-name="T73">(referencia outro esquema de um BD distribuído)</text:span><text:span text:style-name="T52">, restrições </text:span><text:span text:style-name="T73">(regras para garantir a integridade)</text:span><text:span text:style-name="T52">, dicionário de dados</text:span><text:span text:style-name="T73"> (documento de metadados sobre a estrutura do BD)</text:span><text:span text:style-name="T71">, restrições de integridade </text:span><text:span text:style-name="T73">(domínio, referencial, vazio, chave ou definida pelo usuário)</text:span><text:span text:style-name="T52">, constraints</text:span><text:span text:style-name="T73">(de </text:span><text:span text:style-name="T94">TIPOS, NOT NULL, UNIQUE, PK, FK, DEFAULT, CHECK</text:span><text:span text:style-name="T95">)</text:span><text:span text:style-name="T96">, tipos de dados </text:span><text:span text:style-name="T97">(</text:span><text:span text:style-name="T98">int</text:span><text:span text:style-name="T95">, </text:span><text:span text:style-name="T98">char</text:span><text:span text:style-name="T95">, </text:span><text:span text:style-name="T98">varchar</text:span><text:span text:style-name="T95">, </text:span><text:span text:style-name="T98">float</text:span><text:span text:style-name="T95">, </text:span><text:span text:style-name="T69">date</text:span><text:span text:style-name="T54">)</text:span>, SQL, PL/SQL. <text:span text:style-name="T54">(e Suas cláusulas e funçõe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14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2" table:default-cell-style-name="ce95"/>
        <table:table-column table:style-name="co11" table:default-cell-style-name="ce91"/>
        <table:table-column table:style-name="co12" table:default-cell-style-name="ce95"/>
        <table:table-column table:style-name="co5" table:number-columns-repeated="1020" table:default-cell-style-name="ce95"/>
        <table:table-row table:style-name="ro9">
          <table:table-cell table:style-name="ce127" office:value-type="string" calcext:value-type="string">
            <text:p>Matéria</text:p>
          </table:table-cell>
          <table:table-cell table:style-name="ce134" office:value-type="string" calcext:value-type="string">
            <text:p>Conteúdo</text:p>
          </table:table-cell>
          <table:table-cell table:style-name="ce148" office:value-type="string" calcext:value-type="string">
            <text:p>Estudo</text:p>
          </table:table-cell>
          <table:table-cell table:style-name="ce151" office:value-type="string" calcext:value-type="string">
            <text:p>Revisão</text:p>
          </table:table-cell>
          <table:table-cell table:style-name="ce134" table:number-columns-repeated="1020"/>
        </table:table-row>
        <table:table-row table:style-name="ro2">
          <table:table-cell table:style-name="ce128" office:value-type="string" calcext:value-type="string" table:number-columns-spanned="1" table:number-rows-spanned="9">
            <text:p>LÍNGUA PORTUGUESA</text:p>
          </table:table-cell>
          <table:table-cell table:style-name="ce135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2 Sinônimos e antônim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5 Classes de palavr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9 Crase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0" office:value-type="string" calcext:value-type="string" table:number-columns-spanned="1" table:number-rows-spanned="13">
            <text:p>MATEMÁTICA</text:p>
          </table:table-cell>
          <table:table-cell table:style-name="ce137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Representações fracionária ou decimal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Mínimo múltiplo comum (MM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Máximo divisor comum (MD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Porcentagem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Razão e propor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Regra de três simples ou compost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Sistema de equações do 1º grau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Equações do 2º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Relação entre grandezas – tabela ou gráfic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7" office:value-type="string" calcext:value-type="string">
            <text:p>Tratamento da informação – média aritmética simp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37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1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38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8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2" office:value-type="string" calcext:value-type="string" table:number-columns-spanned="1" table:number-rows-spanned="6">
            <text:p>RACIOCÍNIO LÓGICO</text:p>
          </table:table-cell>
          <table:table-cell table:style-name="ce139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9" office:value-type="string" calcext:value-type="string">
            <text:p>Estruturas lógic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39" office:value-type="string" calcext:value-type="string">
            <text:p>lógicas de argument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Diagramas lógic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Sequênci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Operação com conjunt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 table:number-columns-spanned="1" table:number-rows-spanned="39">
            <text:p>ESPECÍFICOS</text:p>
          </table:table-cell>
          <table:table-cell table:style-name="ce140" office:value-type="string" calcext:value-type="string">
            <text:p><text:span text:style-name="T27">Algoritmos e estruturas de dados e objetos</text:span><text:span text:style-name="T99"> (</text:span><text:span text:style-name="T100">listas</text:span><text:span text:style-name="T101">: fila, pilha, lista encadeada circular – </text:span><text:span text:style-name="T100">árvore</text:span><text:span text:style-name="T101">, </text:span><text:span text:style-name="T100">hashtables</text:span><text:span text:style-name="T101">, </text:span><text:span text:style-name="T100">grafos</text:span><text:span text:style-name="T101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Tipos de dados: elementares e estruturados<text:span text:style-name="T14"> (int, float, char, boolean – string, objeto, música, imagen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Estruturas de controle de fluxo: <text:span text:style-name="T15">Condicionais</text:span><text:span text:style-name="T16">(também chamadas de Estruturas de Seleção IF ELSE, SWITCH CASE) e de </text:span><text:span text:style-name="T17">Repetição</text:span><text:span text:style-name="T16">(WHILE, DO-WHILE, FO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1" office:value-type="string" calcext:value-type="string">
            <text:p>Programação estruturada<text:span text:style-name="T14"> (Sequencial, Condicionais e Itera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ularização <text:span text:style-name="T14">(funções e procedimentos: criados para que se tenha organização, compreensão, manutenção, reus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coplamento entre módulos e coesão de módulos<text:span text:style-name="T14"> (o ideal é um sistema com</text:span><text:span text:style-name="T17"> Fraco Acoplamento</text:span><text:span text:style-name="T16"> e</text:span><text:span text:style-name="T17"> Alta Coesão</text:span><text:span text:style-name="T16"> para ter boa manutenibil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Procedimentos e sub-rotinas <text:span text:style-name="T7">(palavras-chave: </text:span><text:span text:style-name="T22">void</text:span><text:span text:style-name="T23"> / </text:span><text:span text:style-name="T22">return</text:span><text:span text:style-name="T23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hamadas por referência<text:span text:style-name="T14"> (aponta para o endereço de memória ‘&amp;’)</text:span> e valor <text:span text:style-name="T14">(só copia o dado para o parâmetr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0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X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D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Javascript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#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PHP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JSP<text:span text:style-name="T7"> (Java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0" office:value-type="string" calcext:value-type="string">
            <text:p>Servlet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SP.Net <text:span text:style-name="T7">(Active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3" table:number-columns-repeated="2"/>
          <table:table-cell table:style-name="ce152"/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agem UML <text:span text:style-name="T43">(diagramas </text:span><text:span text:style-name="T102">estruturais</text:span><text:span text:style-name="T103"> e </text:span><text:span text:style-name="T102">comportamentais</text:span><text:span text:style-name="T103">)</text:span> e E-R<text:span text:style-name="T43"> (entidade forte ou fraca, cardinalidade dos relacionamentos)</text:span></text:p>
          </table:table-cell>
          <table:table-cell table:style-name="ce149" office:value-type="string" calcext:value-type="string">
            <text:p>OK</text:p>
          </table:table-cell>
          <table:table-cell table:style-name="ce14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<text:span text:style-name="T27">Modelagem de Dados </text:span>(<text:span text:style-name="T43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entidade relacionamento<text:span text:style-name="T43"> (MER e sua representação gráfica: DE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relacional <text:span text:style-name="T7">(dados representados em </text:span><text:span text:style-name="T33">Tabelas</text:span><text:span text:style-name="T34">, [Entidade, atributo e relacionamento], </text:span><text:span text:style-name="T33">chaves primárias </text:span><text:span text:style-name="T34">e </text:span><text:span text:style-name="T33">estrangeir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4" office:value-type="string" calcext:value-type="string">
            <text:p>Mapeamento E-R para relacional <text:span text:style-name="T7">[</text:span><text:span text:style-name="T33">Entidade</text:span> <text:span text:style-name="T104">→</text:span> <text:span text:style-name="T7">Tabela] [</text:span><text:span text:style-name="T33">Atributos</text:span> <text:span text:style-name="T104">→</text:span> <text:span text:style-name="T7">Colunas/campos] [</text:span><text:span text:style-name="T33">Relacionamento</text:span><text:span text:style-name="T34"> </text:span><text:span text:style-name="T105">→ </text:span><text:span text:style-name="T106">Cardinalidade] [Instância</text:span><text:span text:style-name="T107"> </text:span><text:span text:style-name="T108">→</text:span> <text:span text:style-name="T7">Linhas/registros/tuplas]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2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40" office:value-type="string" calcext:value-type="string">
            <text:p><text:span text:style-name="T27">Sistemas Gerenciadores de Banco de Dados: tabelas, visões </text:span><text:span text:style-name="T26">(selects armazenados na memória cache)</text:span><text:span text:style-name="T109">, índices</text:span><text:span text:style-name="T26"> (resumo de grandes tabelas)</text:span><text:span text:style-name="T109">, sequências </text:span><text:span text:style-name="T26">(criam um valor para uma chave primária)</text:span><text:span text:style-name="T109">, sinônimos </text:span><text:span text:style-name="T26">(referencia outro esquema de um BD distribuído)</text:span><text:span text:style-name="T109">, restrições </text:span><text:span text:style-name="T26">(regras para garantir a integridade)</text:span><text:span text:style-name="T109">, dicionário de dados</text:span><text:span text:style-name="T26"> (documento de metadados sobre a estrutura do BD)</text:span>, restrições de integridade <text:span text:style-name="T43">(domínio, referencial, vazio, chave ou definida pelo usuário)</text:span><text:span text:style-name="T109">, constraints</text:span><text:span text:style-name="T26">(de </text:span><text:span text:style-name="T110">TIPOS, NOT NULL, UNIQUE, PK, FK, DEFAULT, CHECK</text:span><text:span text:style-name="T111">)</text:span><text:span text:style-name="T112">, tipos de dados </text:span><text:span text:style-name="T113">(</text:span><text:span text:style-name="T110">int</text:span><text:span text:style-name="T111">, </text:span><text:span text:style-name="T110">char</text:span><text:span text:style-name="T111">, </text:span><text:span text:style-name="T110">varchar</text:span><text:span text:style-name="T111">, </text:span><text:span text:style-name="T110">float</text:span><text:span text:style-name="T111">, </text:span><text:span text:style-name="T114">date</text:span><text:span text:style-name="T115">)</text:span>, SQL, PL/SQL. <text:span text:style-name="T7">(e seus parâmetro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Se sobrar tempo, veja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Scrum, XP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rquiteturas de componentes: Microsoft COM, .Net, J2EE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JAX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SS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Programação Web: conceitos fundamentais, persistência, camadas e design patterns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47" office:value-type="string" calcext:value-type="string">
            <text:p>Web services usando REST, SOAP e WebApi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47" office:value-type="string" calcext:value-type="string">
            <text:p>Procedimentos armazenados ("Stored Procedures")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47" office:value-type="string" calcext:value-type="string">
            <text:p>Gatilhos ("Triggers") <text:span text:style-name="T7">(stored procedure disparado por evento DML)</text:span>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47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/>
      <number:text>/</number:text>
      <number:year number:style="long"/>
    </number:date-style>
    <number:number-style style:name="N10117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 number:textual="true"/>
      <number:text>/</number:text>
      <number:year/>
    </number:date-style>
    <number:date-style style:name="N10119" number:language="pt" number:country="BR">
      <number:day/>
      <number:text>/</number:text>
      <number:month number:textual="true"/>
    </number:date-style>
    <number:date-style style:name="N10120" number:language="pt" number:country="BR">
      <number:month number:textual="true"/>
      <number:text>/</number:text>
      <number:year/>
    </number:date-style>
    <number:number-style style:name="N1012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5-28T16:18:46.804000000</dc:date>
    <meta:print-date>2015-04-13T22:24:15Z</meta:print-date>
    <meta:editing-cycles>77</meta:editing-cycles>
    <meta:editing-duration>PT4H47S</meta:editing-duration>
    <meta:document-statistic meta:table-count="5" meta:cell-count="5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